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7319in"/>
    </style:style>
    <style:style style:name="co4" style:family="table-column">
      <style:table-column-properties fo:break-before="auto" style:column-width="0.6783in"/>
    </style:style>
    <style:style style:name="co5" style:family="table-column">
      <style:table-column-properties fo:break-before="auto" style:column-width="0.4638in"/>
    </style:style>
    <style:style style:name="co6" style:family="table-column">
      <style:table-column-properties fo:break-before="auto" style:column-width="0.7646in"/>
    </style:style>
    <style:style style:name="co7" style:family="table-column">
      <style:table-column-properties fo:break-before="auto" style:column-width="0.507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cod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-16755201" calcext:value-type="float">
            <text:p>-16755201</text:p>
          </table:table-cell>
          <table:table-cell office:value-type="string" calcext:value-type="string">
            <text:p>medium blue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[.B$2]+(([.B$12]-[.B$2])*0.1*[.$E3])" office:value-type="float" office:value="23" calcext:value-type="float">
            <text:p>23</text:p>
          </table:table-cell>
          <table:table-cell table:formula="of:=[.C$2]+(([.C$12]-[.C$2])*0.1*[.$E3])" office:value-type="float" office:value="99.5" calcext:value-type="float">
            <text:p>99.5</text:p>
          </table:table-cell>
          <table:table-cell table:formula="of:=[.D$2]+(([.D$12]-[.D$2])*0.1*[.$E3])" office:value-type="float" office:value="252.5" calcext:value-type="float">
            <text:p>252.5</text:p>
          </table:table-cell>
          <table:table-cell office:value-type="float" office:value="1" calcext:value-type="float">
            <text:p>1</text:p>
          </table:table-cell>
          <table:table-cell office:value-type="float" office:value="-15244035" calcext:value-type="float">
            <text:p>-15244035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[.B$2]+(([.B$12]-[.B$2])*0.1*[.$E4])" office:value-type="float" office:value="46" calcext:value-type="float">
            <text:p>46</text:p>
          </table:table-cell>
          <table:table-cell table:formula="of:=[.C$2]+(([.C$12]-[.C$2])*0.1*[.$E4])" office:value-type="float" office:value="114" calcext:value-type="float">
            <text:p>114</text:p>
          </table:table-cell>
          <table:table-cell table:formula="of:=[.D$2]+(([.D$12]-[.D$2])*0.1*[.$E4])"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float" office:value="-13733126" calcext:value-type="float">
            <text:p>-13733126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[.B$2]+(([.B$12]-[.B$2])*0.1*[.$E5])" office:value-type="float" office:value="69" calcext:value-type="float">
            <text:p>69</text:p>
          </table:table-cell>
          <table:table-cell table:formula="of:=[.C$2]+(([.C$12]-[.C$2])*0.1*[.$E5])" office:value-type="float" office:value="128.5" calcext:value-type="float">
            <text:p>128.5</text:p>
          </table:table-cell>
          <table:table-cell table:formula="of:=[.D$2]+(([.D$12]-[.D$2])*0.1*[.$E5])" office:value-type="float" office:value="247.5" calcext:value-type="float">
            <text:p>247.5</text:p>
          </table:table-cell>
          <table:table-cell office:value-type="float" office:value="3" calcext:value-type="float">
            <text:p>3</text:p>
          </table:table-cell>
          <table:table-cell office:value-type="float" office:value="-12221960" calcext:value-type="float">
            <text:p>-12221960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[.B$2]+(([.B$12]-[.B$2])*0.1*[.$E6])" office:value-type="float" office:value="92" calcext:value-type="float">
            <text:p>92</text:p>
          </table:table-cell>
          <table:table-cell table:formula="of:=[.C$2]+(([.C$12]-[.C$2])*0.1*[.$E6])" office:value-type="float" office:value="143" calcext:value-type="float">
            <text:p>143</text:p>
          </table:table-cell>
          <table:table-cell table:formula="of:=[.D$2]+(([.D$12]-[.D$2])*0.1*[.$E6])" office:value-type="float" office:value="245" calcext:value-type="float">
            <text:p>245</text:p>
          </table:table-cell>
          <table:table-cell office:value-type="float" office:value="4" calcext:value-type="float">
            <text:p>4</text:p>
          </table:table-cell>
          <table:table-cell office:value-type="float" office:value="-10711051" calcext:value-type="float">
            <text:p>-10711051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B$2]+(([.B$12]-[.B$2])*0.1*[.$E7])" office:value-type="float" office:value="115" calcext:value-type="float">
            <text:p>115</text:p>
          </table:table-cell>
          <table:table-cell table:formula="of:=[.C$2]+(([.C$12]-[.C$2])*0.1*[.$E7])" office:value-type="float" office:value="157.5" calcext:value-type="float">
            <text:p>157.5</text:p>
          </table:table-cell>
          <table:table-cell table:formula="of:=[.D$2]+(([.D$12]-[.D$2])*0.1*[.$E7])" office:value-type="float" office:value="242.5" calcext:value-type="float">
            <text:p>242.5</text:p>
          </table:table-cell>
          <table:table-cell office:value-type="float" office:value="5" calcext:value-type="float">
            <text:p>5</text:p>
          </table:table-cell>
          <table:table-cell office:value-type="float" office:value="-9199885" calcext:value-type="float">
            <text:p>-9199885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B$2]+(([.B$12]-[.B$2])*0.1*[.$E8])" office:value-type="float" office:value="138" calcext:value-type="float">
            <text:p>138</text:p>
          </table:table-cell>
          <table:table-cell table:formula="of:=[.C$2]+(([.C$12]-[.C$2])*0.1*[.$E8])" office:value-type="float" office:value="172" calcext:value-type="float">
            <text:p>172</text:p>
          </table:table-cell>
          <table:table-cell table:formula="of:=[.D$2]+(([.D$12]-[.D$2])*0.1*[.$E8])"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-7688976" calcext:value-type="float">
            <text:p>-7688976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[.B$2]+(([.B$12]-[.B$2])*0.1*[.$E9])" office:value-type="float" office:value="161" calcext:value-type="float">
            <text:p>161</text:p>
          </table:table-cell>
          <table:table-cell table:formula="of:=[.C$2]+(([.C$12]-[.C$2])*0.1*[.$E9])" office:value-type="float" office:value="186.5" calcext:value-type="float">
            <text:p>186.5</text:p>
          </table:table-cell>
          <table:table-cell table:formula="of:=[.D$2]+(([.D$12]-[.D$2])*0.1*[.$E9])" office:value-type="float" office:value="237.5" calcext:value-type="float">
            <text:p>237.5</text:p>
          </table:table-cell>
          <table:table-cell office:value-type="float" office:value="7" calcext:value-type="float">
            <text:p>7</text:p>
          </table:table-cell>
          <table:table-cell office:value-type="float" office:value="-6177810" calcext:value-type="float">
            <text:p>-617781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B$2]+(([.B$12]-[.B$2])*0.1*[.$E10])" office:value-type="float" office:value="184" calcext:value-type="float">
            <text:p>184</text:p>
          </table:table-cell>
          <table:table-cell table:formula="of:=[.C$2]+(([.C$12]-[.C$2])*0.1*[.$E10])" office:value-type="float" office:value="201" calcext:value-type="float">
            <text:p>201</text:p>
          </table:table-cell>
          <table:table-cell table:formula="of:=[.D$2]+(([.D$12]-[.D$2])*0.1*[.$E10])" office:value-type="float" office:value="235" calcext:value-type="float">
            <text:p>235</text:p>
          </table:table-cell>
          <table:table-cell office:value-type="float" office:value="8" calcext:value-type="float">
            <text:p>8</text:p>
          </table:table-cell>
          <table:table-cell office:value-type="float" office:value="-4666901" calcext:value-type="float">
            <text:p>-4666901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$2]+(([.B$12]-[.B$2])*0.1*[.$E11])" office:value-type="float" office:value="207" calcext:value-type="float">
            <text:p>207</text:p>
          </table:table-cell>
          <table:table-cell table:formula="of:=[.C$2]+(([.C$12]-[.C$2])*0.1*[.$E11])" office:value-type="float" office:value="215.5" calcext:value-type="float">
            <text:p>215.5</text:p>
          </table:table-cell>
          <table:table-cell table:formula="of:=[.D$2]+(([.D$12]-[.D$2])*0.1*[.$E11])" office:value-type="float" office:value="232.5" calcext:value-type="float">
            <text:p>232.5</text:p>
          </table:table-cell>
          <table:table-cell office:value-type="float" office:value="9" calcext:value-type="float">
            <text:p>9</text:p>
          </table:table-cell>
          <table:table-cell office:value-type="float" office:value="-3155735" calcext:value-type="float">
            <text:p>-315573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30" calcext:value-type="float">
            <text:p>230</text:p>
          </table:table-cell>
          <table:table-cell office:value-type="float" office:value="10" calcext:value-type="float">
            <text:p>10</text:p>
          </table:table-cell>
          <table:table-cell office:value-type="float" office:value="-1644826" calcext:value-type="float">
            <text:p>-1644826</text:p>
          </table:table-cell>
          <table:table-cell office:value-type="string" calcext:value-type="string">
            <text:p>10% gray</text:p>
          </table:table-cell>
        </table:table-row>
        <table:table-row table:style-name="ro1">
          <table:table-cell office:value-type="float" office:value="-0.0999999999999996" calcext:value-type="float">
            <text:p>-0.1</text:p>
          </table:table-cell>
          <table:table-cell office:value-type="float" office:value="255" calcext:value-type="float">
            <text:p>255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6656" calcext:value-type="float">
            <text:p>-6656</text:p>
          </table:table-cell>
          <table:table-cell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255" calcext:value-type="float">
            <text:p>255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3312" calcext:value-type="float">
            <text:p>-13312</text:p>
          </table:table-cell>
          <table:table-cell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255" calcext:value-type="float">
            <text:p>255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9712" calcext:value-type="float">
            <text:p>-19712</text:p>
          </table:table-cell>
          <table:table-cell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255" calcext:value-type="float">
            <text:p>25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6368" calcext:value-type="float">
            <text:p>-26368</text:p>
          </table:table-cell>
          <table:table-cell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2768" calcext:value-type="float">
            <text:p>-32768</text:p>
          </table:table-cell>
          <table:table-cell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255" calcext:value-type="float">
            <text:p>255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9424" calcext:value-type="float">
            <text:p>-39424</text:p>
          </table:table-cell>
          <table:table-cell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255" calcext:value-type="float">
            <text:p>255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5824" calcext:value-type="float">
            <text:p>-45824</text:p>
          </table:table-cell>
          <table:table-cell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255" calcext:value-type="float">
            <text:p>255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2224" calcext:value-type="float">
            <text:p>-52224</text:p>
          </table:table-cell>
          <table:table-cell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255" calcext:value-type="float">
            <text:p>25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8880" calcext:value-type="float">
            <text:p>-58880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-65536" calcext:value-type="float">
            <text:p>-65536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11T13:20:00.529482811</dc:date>
    <dc:creator>cody </dc:creator>
    <meta:generator>LibreOffice/4.1.3.2$Linux_X86_64 LibreOffice_project/410m0$Build-2</meta:generator>
    <meta:editing-duration>PT24M33S</meta:editing-duration>
    <meta:editing-cycles>2</meta:editing-cycles>
    <meta:document-statistic meta:table-count="1" meta:cell-count="125" meta:object-count="0"/>
  </office:meta>
</office:document-meta>
</file>